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999999" draw:marker-start-width="0.21cm" draw:marker-end-width="0.21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3" style:family="graphic" style:parent-style-name="standard">
      <style:graphic-properties draw:stroke="none" svg:stroke-color="#000000" draw:fill="none" draw:fill-color="#ffffff" fo:min-height="0.35cm" fo:padding-left="0.05cm" fo:padding-right="0.05cm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5cm" fo:padding-left="0.05cm" fo:padding-right="0.05cm"/>
    </style:style>
    <style:style style:name="gr6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fill-color="#c0c0c0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9" style:family="graphic" style:parent-style-name="standard">
      <style:graphic-properties draw:stroke="none" svg:stroke-color="#000000" draw:fill="none" draw:fill-color="#ffffff" fo:min-height="0.481cm" fo:padding-left="0.05cm" fo:padding-right="0.05cm"/>
    </style:style>
    <style:style style:name="gr10" style:family="graphic" style:parent-style-name="standard">
      <style:graphic-properties draw:fill="hatch" draw:fill-color="#c0c0c0" draw:fill-hatch-name="Hatching_20_46" draw:fill-hatch-solid="false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font-size="7pt" style:font-size-asian="18pt" style:font-size-complex="18pt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size="7pt"/>
    </style:style>
    <style:style style:name="P6" style:family="paragraph">
      <style:paragraph-properties fo:text-align="center"/>
      <style:text-properties fo:font-size="7pt" style:font-size-asian="18pt" style:font-size-complex="18pt"/>
    </style:style>
    <style:style style:name="P7" style:family="paragraph"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>
        <style:tab-stops/>
      </style:paragraph-properties>
      <style:text-properties fo:font-size="7pt" style:font-size-asian="18pt" style:font-size-complex="18pt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7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9cm" svg:height="0.6cm" svg:x="0.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cm" svg:height="0.6cm" svg:x="4.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6cm" svg:x="1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5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cm" svg:height="0.4cm" svg:x="0.2cm" svg:y="0.6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5cm" svg:height="0.4cm" svg:x="1.1cm" svg:y="0.6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0.5cm" svg:height="0.4cm" svg:x="2cm" svg:y="0.6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5cm" svg:height="0.4cm" svg:x="2.9cm" svg:y="0.6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0.5cm" svg:height="0.4cm" svg:x="3.8cm" svg:y="0.6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0.5cm" svg:height="0.4cm" svg:x="4.7cm" svg:y="0.6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3cm" svg:height="0.6cm" svg:x="0cm" svg:y="0cm">
          <draw:text-box>
            <text:p><text:span text:style-name="T2">a) Ordered list of event task instances:</text:span></text:p>
          </draw:text-box>
        </draw:frame>
        <draw:connector draw:style-name="gr4" draw:text-style-name="P5" draw:layer="layout" svg:x1="0.7cm" svg:y1="0.8cm" svg:x2="1.1cm" svg:y2="0.8cm" draw:start-shape="id1" draw:start-glue-point="1" draw:end-shape="id2" draw:end-glue-point="3" svg:d="m700 800h400">
          <text:p/>
        </draw:connector>
        <draw:connector draw:style-name="gr4" draw:text-style-name="P5" draw:layer="layout" svg:x1="1.6cm" svg:y1="0.8cm" svg:x2="2cm" svg:y2="0.8cm" draw:start-shape="id2" draw:start-glue-point="1" draw:end-shape="id3" draw:end-glue-point="3" svg:d="m1600 800h400">
          <text:p/>
        </draw:connector>
        <draw:connector draw:style-name="gr4" draw:text-style-name="P5" draw:layer="layout" svg:x1="2.5cm" svg:y1="0.8cm" svg:x2="2.9cm" svg:y2="0.8cm" draw:start-shape="id3" draw:start-glue-point="1" draw:end-shape="id4" draw:end-glue-point="3" svg:d="m2500 800h400">
          <text:p/>
        </draw:connector>
        <draw:connector draw:style-name="gr4" draw:text-style-name="P5" draw:layer="layout" svg:x1="3.4cm" svg:y1="0.8cm" svg:x2="3.8cm" svg:y2="0.8cm" draw:start-shape="id4" draw:start-glue-point="1" draw:end-shape="id5" draw:end-glue-point="3" svg:d="m3400 800h400">
          <text:p/>
        </draw:connector>
        <draw:connector draw:style-name="gr4" draw:text-style-name="P5" draw:layer="layout" svg:x1="4.3cm" svg:y1="0.8cm" svg:x2="4.7cm" svg:y2="0.8cm" draw:start-shape="id5" draw:start-glue-point="1" draw:end-shape="id6" draw:end-glue-point="3" svg:d="m4300 800h400">
          <text:p/>
        </draw:connector>
        <draw:custom-shape draw:style-name="gr2" draw:text-style-name="P3" xml:id="id7" draw:id="id7" draw:layer="layout" svg:width="0.5cm" svg:height="0.4cm" svg:x="0.2cm" svg:y="3.1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9" draw:id="id29" draw:layer="layout" svg:width="0.5cm" svg:height="0.4cm" svg:x="2cm" svg:y="4.1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.3cm" svg:height="0.4cm" svg:x="1.6cm" svg:y="3.1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0.5cm" svg:height="0.4cm" svg:x="3.8cm" svg:y="3.1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0.5cm" svg:height="0.4cm" svg:x="4.7cm" svg:y="3.1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3cm" svg:height="0.569cm" svg:x="0cm" svg:y="2.5cm">
          <draw:text-box>
            <text:p><text:span text:style-name="T2">b) Ordered list of task instances with detected iterations:</text:span></text:p>
          </draw:text-box>
        </draw:frame>
        <draw:connector draw:style-name="gr4" draw:text-style-name="P6" draw:layer="layout" svg:x1="0.7cm" svg:y1="3.3cm" svg:x2="1.6cm" svg:y2="3.3cm" draw:start-shape="id7" draw:start-glue-point="1" draw:end-shape="id8" draw:end-glue-point="3" svg:d="m700 3300h900">
          <text:p/>
        </draw:connector>
        <draw:connector draw:style-name="gr4" draw:text-style-name="P6" draw:layer="layout" svg:x1="2.9cm" svg:y1="3.3cm" svg:x2="3.8cm" svg:y2="3.3cm" draw:start-shape="id8" draw:start-glue-point="1" draw:end-shape="id9" draw:end-glue-point="3" svg:d="m2900 3300h900">
          <text:p/>
        </draw:connector>
        <draw:connector draw:style-name="gr4" draw:text-style-name="P6" draw:layer="layout" svg:x1="4.3cm" svg:y1="3.3cm" svg:x2="4.7cm" svg:y2="3.3cm" draw:start-shape="id9" draw:start-glue-point="1" draw:end-shape="id10" draw:end-glue-point="3" svg:d="m4300 3300h400">
          <text:p/>
        </draw:connector>
        <draw:custom-shape draw:style-name="gr6" draw:text-style-name="P7" draw:layer="layout" svg:width="2.9cm" svg:height="1.1cm" svg:x="2.5cm" svg:y="1.3cm">
          <text:p text:style-name="P1"><text:span text:style-name="T3">Iteration</text:span><text:span text:style-name="T3"><text:line-break/></text:span><text:span text:style-name="T3">detection</text:span></text:p>
          <draw:enhanced-geometry svg:viewBox="0 0 21600 21600" draw:text-areas="?f0 0 ?f2 ?f5" draw:type="down-arrow" draw:modifiers="13477.9291553134 5234.332988624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5" draw:layer="layout" svg:x1="5.2cm" svg:y1="0.8cm" svg:x2="5.6cm" svg:y2="0.8cm" draw:start-shape="id6" draw:start-glue-point="1" draw:end-shape="id11" draw:end-glue-point="3" svg:d="m5200 800h400">
          <text:p/>
        </draw:connector>
        <draw:connector draw:style-name="gr4" draw:text-style-name="P5" draw:layer="layout" svg:x1="5.2cm" svg:y1="3.3cm" svg:x2="5.7cm" svg:y2="3.3cm" draw:start-shape="id10" draw:start-glue-point="1" draw:end-shape="id12" draw:end-glue-point="3" svg:d="m5200 3300h500">
          <text:p/>
        </draw:connector>
        <draw:custom-shape draw:style-name="gr2" draw:text-style-name="P3" xml:id="id13" draw:id="id13" draw:layer="layout" svg:width="0.5cm" svg:height="0.4cm" svg:x="6.5cm" svg:y="0.6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6.1cm" svg:y1="0.8cm" svg:x2="6.5cm" svg:y2="0.8cm" draw:start-shape="id11" draw:start-glue-point="1" draw:end-shape="id13" draw:end-glue-point="3" svg:d="m6100 800h400">
          <text:p/>
        </draw:connector>
        <draw:custom-shape draw:style-name="gr2" draw:text-style-name="P3" xml:id="id11" draw:id="id11" draw:layer="layout" svg:width="0.5cm" svg:height="0.4cm" svg:x="5.6cm" svg:y="0.6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cm" svg:y1="0.8cm" svg:x2="7.4cm" svg:y2="0.8cm" draw:start-shape="id13" draw:start-glue-point="1" draw:end-shape="id14" draw:end-glue-point="3" svg:d="m7000 800h400">
          <text:p/>
        </draw:connector>
        <draw:custom-shape draw:style-name="gr2" draw:text-style-name="P3" xml:id="id14" draw:id="id14" draw:layer="layout" svg:width="0.5cm" svg:height="0.4cm" svg:x="7.4cm" svg:y="0.6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2" draw:id="id32" draw:layer="layout" svg:width="0.5cm" svg:height="0.4cm" svg:x="6.5cm" svg:y="4.1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1.3cm" svg:height="0.4cm" svg:x="5.7cm" svg:y="3.1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cm" svg:y1="3.3cm" svg:x2="7.4cm" svg:y2="3.3cm" draw:start-shape="id12" draw:start-glue-point="1" draw:end-shape="id15" draw:end-glue-point="3" svg:d="m7000 3300h400">
          <text:p/>
        </draw:connector>
        <draw:custom-shape draw:style-name="gr2" draw:text-style-name="P3" xml:id="id15" draw:id="id15" draw:layer="layout" svg:width="0.5cm" svg:height="0.4cm" svg:x="7.4cm" svg:y="3.1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" draw:id="id20" draw:layer="layout" svg:width="0.5cm" svg:height="0.4cm" svg:x="0.6cm" svg:y="7.7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" draw:id="id16" draw:layer="layout" svg:width="1.5cm" svg:height="0.4cm" svg:x="0.9cm" svg:y="6.7cm">
          <text:p text:style-name="P2"><text:span text:style-name="T1">Sequenc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5cm" svg:height="0.4cm" svg:x="3.8cm" svg:y="6.7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" draw:id="id23" draw:layer="layout" svg:width="0.5cm" svg:height="0.4cm" svg:x="7.4cm" svg:y="6.7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3cm" svg:height="0.569cm" svg:x="0cm" svg:y="5.9cm">
          <draw:text-box>
            <text:p><text:span text:style-name="T2">c) Ordered list of task instances with detected sequences:</text:span></text:p>
          </draw:text-box>
        </draw:frame>
        <draw:connector draw:style-name="gr4" draw:text-style-name="P6" draw:layer="layout" svg:x1="2.4cm" svg:y1="6.9cm" svg:x2="3.8cm" svg:y2="6.9cm" draw:start-shape="id16" draw:start-glue-point="1" draw:end-shape="id17" draw:end-glue-point="3" svg:d="m2400 6900h1400">
          <text:p/>
        </draw:connector>
        <draw:connector draw:style-name="gr4" draw:text-style-name="P6" draw:layer="layout" svg:x1="4.3cm" svg:y1="6.9cm" svg:x2="5.2cm" svg:y2="6.9cm" draw:start-shape="id17" draw:start-glue-point="1" draw:end-shape="id18" draw:end-glue-point="3" svg:d="m4300 6900h900">
          <text:p/>
        </draw:connector>
        <draw:connector draw:style-name="gr7" draw:text-style-name="P6" draw:layer="layout" draw:type="lines" draw:line-skew="-0.301cm 0.301cm" svg:x1="1.65cm" svg:y1="7.1cm" svg:x2="2.35cm" svg:y2="7.7cm" draw:start-shape="id16" draw:start-glue-point="2" draw:end-shape="id19" draw:end-glue-point="0" svg:d="m1650 7100v200l700 200v200">
          <text:p/>
        </draw:connector>
        <draw:connector draw:style-name="gr7" draw:text-style-name="P6" draw:layer="layout" draw:type="lines" draw:line-skew="0.301cm -0.301cm" svg:x1="0.85cm" svg:y1="7.7cm" svg:x2="1.65cm" svg:y2="7.1cm" draw:start-shape="id20" draw:start-glue-point="0" draw:end-shape="id16" draw:end-glue-point="2" svg:d="m850 7700v-200l800-200v-200">
          <text:p/>
        </draw:connector>
        <draw:custom-shape draw:style-name="gr2" draw:text-style-name="P3" xml:id="id22" draw:id="id22" draw:layer="layout" svg:width="0.5cm" svg:height="0.4cm" svg:x="5cm" svg:y="7.7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8" draw:id="id18" draw:layer="layout" svg:width="1.5cm" svg:height="0.4cm" svg:x="5.2cm" svg:y="6.7cm">
          <text:p text:style-name="P2"><text:span text:style-name="T1">Sequenc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s" draw:line-skew="-0.301cm 0.301cm" svg:x1="5.95cm" svg:y1="7.1cm" svg:x2="6.65cm" svg:y2="7.7cm" draw:start-shape="id18" draw:start-glue-point="2" draw:end-shape="id21" draw:end-glue-point="0" svg:d="m5950 7100v200l700 200v200">
          <text:p/>
        </draw:connector>
        <draw:connector draw:style-name="gr7" draw:text-style-name="P6" draw:layer="layout" draw:type="lines" draw:line-skew="0.301cm -0.301cm" svg:x1="5.25cm" svg:y1="7.7cm" svg:x2="5.95cm" svg:y2="7.1cm" draw:start-shape="id22" draw:start-glue-point="0" draw:end-shape="id18" draw:end-glue-point="2" svg:d="m5250 7700v-200l700-200v-200">
          <text:p/>
        </draw:connector>
        <draw:connector draw:style-name="gr4" draw:text-style-name="P6" draw:layer="layout" svg:x1="6.7cm" svg:y1="6.9cm" svg:x2="7.4cm" svg:y2="6.9cm" draw:start-shape="id18" draw:start-glue-point="1" draw:end-shape="id23" svg:d="m6700 6900h700">
          <text:p/>
        </draw:connector>
        <draw:custom-shape draw:style-name="gr6" draw:text-style-name="P7" draw:layer="layout" svg:width="2.9cm" svg:height="1.1cm" svg:x="2.5cm" svg:y="4.7cm">
          <text:p text:style-name="P1"><text:span text:style-name="T3">Sequence</text:span><text:span text:style-name="T3"><text:line-break/></text:span><text:span text:style-name="T3">detection</text:span></text:p>
          <draw:enhanced-geometry svg:viewBox="0 0 21600 21600" draw:text-areas="?f0 0 ?f2 ?f5" draw:type="down-arrow" draw:modifiers="13477.9291553134 5234.332988624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xml:id="id19" draw:id="id19" draw:layer="layout" svg:width="1.3cm" svg:height="0.4cm" svg:x="1.7cm" svg:y="7.7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1.3cm" svg:height="0.4cm" svg:x="6cm" svg:y="7.7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cm" svg:height="0.4cm" svg:x="0.1cm" svg:y="14.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2cm" svg:height="0.4cm" svg:x="0.6cm" svg:y="14.4cm">
          <text:p text:style-name="P8"><text:span text:style-name="T1">= Instance of Event Task “a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14cm" svg:height="0.4cm" svg:x="0.1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886cm" svg:height="0.4cm" svg:x="0.914cm" svg:y="15.4cm">
          <text:p text:style-name="P8"><text:span text:style-name="T1">= group of instances considered in next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cm" svg:height="0.4cm" svg:x="0.1cm" svg:y="14.9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9cm" svg:height="0.4cm" svg:x="1.4cm" svg:y="14.9cm">
          <text:p text:style-name="P8"><text:span text:style-name="T1">= Instance of “Iteration 1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8" draw:id="id28" draw:layer="layout" svg:width="0.5cm" svg:height="0.4cm" svg:x="1.1cm" svg:y="4.1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0" draw:id="id30" draw:layer="layout" svg:width="0.5cm" svg:height="0.4cm" svg:x="2.9cm" svg:y="4.1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1" draw:id="id31" draw:layer="layout" svg:width="0.5cm" svg:height="0.4cm" svg:x="5.7cm" svg:y="4.1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4" draw:id="id34" draw:layer="layout" svg:width="0.5cm" svg:height="0.4cm" svg:x="2.1cm" svg:y="8.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3" draw:id="id33" draw:layer="layout" svg:width="0.5cm" svg:height="0.4cm" svg:x="1.2cm" svg:y="8.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5" draw:id="id35" draw:layer="layout" svg:width="0.5cm" svg:height="0.4cm" svg:x="3cm" svg:y="8.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7" draw:id="id37" draw:layer="layout" svg:width="0.5cm" svg:height="0.4cm" svg:x="6.8cm" svg:y="8.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6" draw:id="id36" draw:layer="layout" svg:width="0.5cm" svg:height="0.4cm" svg:x="6cm" svg:y="8.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9cm" svg:height="1.1cm" svg:x="2.5cm" svg:y="9.3cm">
          <text:p text:style-name="P1"><text:span text:style-name="T3">Task Tree</text:span><text:span text:style-name="T3"><text:line-break/></text:span><text:span text:style-name="T3">Derivation</text:span></text:p>
          <draw:enhanced-geometry svg:viewBox="0 0 21600 21600" draw:text-areas="?f0 0 ?f2 ?f5" draw:type="down-arrow" draw:modifiers="13477.9291553134 5234.332988624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" draw:layer="layout" svg:width="8.3cm" svg:height="0.731cm" svg:x="0cm" svg:y="10.5cm">
          <draw:text-box>
            <text:p><text:span text:style-name="T2">d) Derived task tree:</text:span></text:p>
          </draw:text-box>
        </draw:frame>
        <draw:custom-shape draw:style-name="gr10" draw:text-style-name="P3" xml:id="id26" draw:id="id26" draw:layer="layout" svg:width="0.5cm" svg:height="0.4cm" svg:x="2.9cm" svg:y="12.2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4" draw:id="id24" draw:layer="layout" svg:width="1.5cm" svg:height="0.4cm" svg:x="3.2cm" svg:y="11.2cm">
          <text:p text:style-name="P2"><text:span text:style-name="T1">Sequenc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s" draw:line-skew="-0.301cm 0.301cm" svg:x1="3.95cm" svg:y1="11.6cm" svg:x2="4.65cm" svg:y2="12.2cm" draw:start-shape="id24" draw:start-glue-point="2" draw:end-shape="id25" draw:end-glue-point="0" svg:d="m3950 11600v200l700 200v200">
          <text:p/>
        </draw:connector>
        <draw:connector draw:style-name="gr7" draw:text-style-name="P6" draw:layer="layout" draw:type="lines" draw:line-skew="0.301cm -0.301cm" svg:x1="3.15cm" svg:y1="12.2cm" svg:x2="3.95cm" svg:y2="11.6cm" draw:start-shape="id26" draw:start-glue-point="0" draw:end-shape="id24" draw:end-glue-point="2" svg:d="m3150 12200v-200l800-200v-200">
          <text:p/>
        </draw:connector>
        <draw:custom-shape draw:style-name="gr10" draw:text-style-name="P3" xml:id="id25" draw:id="id25" draw:layer="layout" svg:width="1.3cm" svg:height="0.4cm" svg:x="4cm" svg:y="12.2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7" draw:id="id27" draw:layer="layout" svg:width="0.5cm" svg:height="0.4cm" svg:x="4.4cm" svg:y="13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4.65cm" svg:y1="12.6cm" svg:x2="4.65cm" svg:y2="13cm" draw:start-shape="id25" draw:start-glue-point="2" draw:end-shape="id27" draw:end-glue-point="0" svg:d="m4650 12600v400">
          <text:p/>
        </draw:connector>
        <draw:connector draw:style-name="gr7" draw:text-style-name="P6" draw:layer="layout" draw:type="lines" draw:line-skew="0.301cm -0.479cm" svg:x1="1.35cm" svg:y1="4.1cm" svg:x2="2.25cm" svg:y2="3.5cm" draw:start-shape="id28" draw:start-glue-point="0" draw:end-shape="id8" draw:end-glue-point="2" svg:d="m1350 4100v-200l900-200v-200">
          <text:p/>
        </draw:connector>
        <draw:connector draw:style-name="gr7" draw:text-style-name="P6" draw:layer="layout" draw:type="lines" draw:line-skew="0cm -0.279cm" svg:x1="2.25cm" svg:y1="4.1cm" svg:x2="2.25cm" svg:y2="3.5cm" draw:start-shape="id29" draw:start-glue-point="0" draw:end-shape="id8" draw:end-glue-point="2" svg:d="m2250 4100v-501 301-400">
          <text:p/>
        </draw:connector>
        <draw:connector draw:style-name="gr7" draw:text-style-name="P6" draw:layer="layout" draw:type="lines" draw:line-skew="0.301cm -0.479cm" svg:x1="3.15cm" svg:y1="4.1cm" svg:x2="2.25cm" svg:y2="3.5cm" draw:start-shape="id30" draw:start-glue-point="0" draw:end-shape="id8" draw:end-glue-point="2" svg:d="m3150 4100v-200l-900-200v-200">
          <text:p/>
        </draw:connector>
        <draw:connector draw:style-name="gr7" draw:text-style-name="P6" draw:layer="layout" draw:type="lines" draw:line-skew="0.301cm -0.301cm" svg:x1="5.95cm" svg:y1="4.1cm" svg:x2="6.35cm" svg:y2="3.5cm" draw:start-shape="id31" draw:start-glue-point="0" draw:end-shape="id12" draw:end-glue-point="2" svg:d="m5950 4100v-200l400-200v-200">
          <text:p/>
        </draw:connector>
        <draw:connector draw:style-name="gr7" draw:text-style-name="P6" draw:layer="layout" draw:type="lines" draw:line-skew="0.301cm -0.301cm" svg:x1="6.75cm" svg:y1="4.1cm" svg:x2="6.35cm" svg:y2="3.5cm" draw:start-shape="id32" draw:start-glue-point="0" draw:end-shape="id12" draw:end-glue-point="2" svg:d="m6750 4100v-200l-400-200v-200">
          <text:p/>
        </draw:connector>
        <draw:connector draw:style-name="gr7" draw:text-style-name="P6" draw:layer="layout" draw:type="lines" draw:line-skew="0.301cm -0.301cm" svg:x1="1.45cm" svg:y1="8.7cm" svg:x2="2.35cm" svg:y2="8.1cm" draw:start-shape="id33" draw:start-glue-point="0" draw:end-shape="id19" draw:end-glue-point="2" svg:d="m1450 8700v-200l900-200v-200">
          <text:p/>
        </draw:connector>
        <draw:connector draw:style-name="gr7" draw:text-style-name="P6" draw:layer="layout" draw:type="lines" svg:x1="2.35cm" svg:y1="8.7cm" svg:x2="2.35cm" svg:y2="8.1cm" draw:start-shape="id34" draw:start-glue-point="0" draw:end-shape="id19" draw:end-glue-point="2" svg:d="m2350 8700v-501 402-501">
          <text:p/>
        </draw:connector>
        <draw:connector draw:style-name="gr7" draw:text-style-name="P6" draw:layer="layout" draw:type="lines" draw:line-skew="-0.301cm 0.301cm" svg:x1="2.35cm" svg:y1="8.1cm" svg:x2="3.25cm" svg:y2="8.7cm" draw:start-shape="id19" draw:start-glue-point="2" draw:end-shape="id35" draw:end-glue-point="0" svg:d="m2350 8100v200l900 200v200">
          <text:p/>
        </draw:connector>
        <draw:connector draw:style-name="gr7" draw:text-style-name="P6" draw:layer="layout" draw:type="lines" draw:line-skew="0.301cm -0.301cm" svg:x1="6.25cm" svg:y1="8.7cm" svg:x2="6.65cm" svg:y2="8.1cm" draw:start-shape="id36" draw:start-glue-point="0" draw:end-shape="id21" draw:end-glue-point="2" svg:d="m6250 8700v-200l400-200v-200">
          <text:p/>
        </draw:connector>
        <draw:connector draw:style-name="gr7" draw:text-style-name="P6" draw:layer="layout" draw:type="lines" draw:line-skew="0.301cm -0.301cm" svg:x1="7.05cm" svg:y1="8.7cm" svg:x2="6.65cm" svg:y2="8.1cm" draw:start-shape="id37" draw:start-glue-point="0" draw:end-shape="id21" draw:end-glue-point="2" svg:d="m7050 8700v-200l-400-200v-200">
          <text:p/>
        </draw:connector>
        <draw:custom-shape draw:style-name="gr10" draw:text-style-name="P3" draw:layer="layout" svg:width="0.5cm" svg:height="0.4cm" svg:x="5cm" svg:y="14.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cm" svg:height="0.4cm" svg:x="5.5cm" svg:y="14.4cm">
          <text:p text:style-name="P8"><text:span text:style-name="T1">= Event Task “a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cm" svg:height="0.4cm" svg:x="5cm" svg:y="14.9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6cm" svg:height="0.4cm" svg:x="6.3cm" svg:y="14.9cm">
          <text:p text:style-name="P8"><text:span text:style-name="T1">= “Iteration 1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8.3cm" svg:height="0.731cm" svg:x="0cm" svg:y="13.831cm">
          <draw:text-box>
            <text:p><text:span text:style-name="T2">Legend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808080" draw:distance="0.1cm" draw:rotation="450"/>
    <draw:hatch draw:name="Hatching_20_46" draw:display-name="Hatching 46" draw:style="single" draw:color="#c0c0c0" draw:distance="0.1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1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4-08-21T11:36:08.93</dc:date>
    <meta:editing-duration>PT3H19M32S</meta:editing-duration>
    <meta:editing-cycles>26</meta:editing-cycles>
    <meta:generator>LibreOffice/3.5$Windows_x86 LibreOffice_project/e0fbe70-5879838-a0745b0-0cd1158-638b327</meta:generator>
    <meta:print-date>2013-11-08T10:35:46.53</meta:print-date>
    <meta:document-statistic meta:object-count="92"/>
  </office:meta>
</office:document-meta>
</file>